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-group table:display="false">
          <table:table-column table:style-name="co5" table:visibility="collapse" table:default-cell-style-name="ce8"/>
          <table:table-column table:style-name="co6" table:visibility="collapse" table:number-columns-repeated="2" table:default-cell-style-name="ce8"/>
          <table:table-column table:style-name="co7" table:visibility="collapse" table:default-cell-style-name="ce8"/>
        </table:table-column-group>
        <table:table-column table:style-name="co8" table:default-cell-style-name="ce8"/>
        <table:table-column table:style-name="co9" table:default-cell-style-name="ce8"/>
        <table:table-column table:style-name="co8" table:number-columns-repeated="1014" table:default-cell-style-name="ce8"/>
        <table:table-row table:style-name="ro1">
          <table:table-cell table:style-name="ce1" table:number-columns-repeated="3"/>
          <table:table-cell table:style-name="ce19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receções e entregas de cada funcionário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2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19" office:value-type="string" calcext:value-type="string">
            <text:p>Gestor avalia o desempenho dos funcionários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24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2" office:value-type="string" calcext:value-type="string">
            <text:p>Gestor requisita listagens de receções e entregas de equipamentos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19" office:value-type="string" calcext:value-type="string">
            <text:p>Gestor avalia o desempenho de cada funcionário de balcã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8:00:00.127877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8:00:39.682891234</dc:date>
    <meta:generator>LibreOffice/6.4.7.2$Linux_X86_64 LibreOffice_project/40$Build-2</meta:generator>
    <meta:editing-duration>PT39M57S</meta:editing-duration>
    <meta:editing-cycles>2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